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52mm"/>
    </style:style>
    <style:style style:name="co3" style:family="table-column">
      <style:table-column-properties fo:break-before="auto" style:column-width="36.2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0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0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0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0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0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1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1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1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1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1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2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2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2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2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2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2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2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2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2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9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29-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2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3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3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3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3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3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4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4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4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4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4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4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46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46-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46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46-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4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4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5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15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0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0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0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0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0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0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0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1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1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1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1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1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1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1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1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2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2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2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2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2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2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2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2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2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2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3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23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3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3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30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30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30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30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30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30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30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3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0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0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0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0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0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1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1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4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14-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14-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1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1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1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1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1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2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2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2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2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2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2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2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2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2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2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3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3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3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3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3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3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3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3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43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5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5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5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50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5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5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61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61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62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62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62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62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62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62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62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62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63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63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63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63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63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9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01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901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9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90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90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90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90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9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9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91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91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14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914-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1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914-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 office:value-type="string" calcext:value-type="string">
            <text:p>IL_93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/traffic_signs_PAC/IL/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2" table:number-rows-repeated="1048201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22:36:51.315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22:27:43.489000000</meta:creation-date>
    <dc:date>2019-02-27T00:09:13.559000000</dc:date>
    <meta:editing-duration>PT1H35M15S</meta:editing-duration>
    <meta:editing-cycles>4</meta:editing-cycles>
    <meta:generator>LibreOffice/6.1.4.2$Windows_x86 LibreOffice_project/9d0f32d1f0b509096fd65e0d4bec26ddd1938fd3</meta:generator>
    <meta:document-statistic meta:table-count="1" meta:cell-count="4044" meta:object-count="0"/>
  </office:meta>
</office:document-meta>
</file>